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5550000027AEA7218E957FA0F31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-Light1" svg:font-family="Frutiger-Light"/>
    <style:font-face style:name="Frutiger-Light2" svg:font-family="Frutiger-Light" style:font-pitch="variable"/>
    <style:font-face style:name="Frutiger-Light3" svg:font-family="Frutiger-Light" style:font-adornments="Bold" style:font-pitch="variable"/>
    <style:font-face style:name="Frutiger-Light" svg:font-family="Frutiger-Light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5.41cm"/>
          <style:tab-stop style:position="5.503cm"/>
          <style:tab-stop style:position="6.295cm"/>
          <style:tab-stop style:position="6.389cm" style:type="center"/>
          <style:tab-stop style:position="7.401cm"/>
          <style:tab-stop style:position="7.687cm"/>
        </style:tab-stops>
      </style:paragraph-properties>
      <style:text-properties style:font-name="Frutiger-Light" fo:font-size="9pt" style:font-size-asian="9pt" style:font-size-complex="9pt"/>
    </style:style>
    <style:style style:name="P2" style:family="paragraph" style:parent-style-name="Text_20_body">
      <style:text-properties style:font-name="Frutiger-Light2" officeooo:rsid="000ded68" officeooo:paragraph-rsid="000ded68"/>
    </style:style>
    <style:style style:name="P3" style:family="paragraph" style:parent-style-name="Standard">
      <style:text-properties style:font-name="Frutiger-Light2" officeooo:rsid="000ded68" officeooo:paragraph-rsid="000ded68"/>
    </style:style>
    <style:style style:name="P4" style:family="paragraph" style:parent-style-name="Header" style:master-page-name="">
      <loext:graphic-properties draw:fill="none"/>
      <style:paragraph-properties fo:margin-left="0cm" fo:margin-right="8.1cm" fo:text-indent="0cm" style:auto-text-indent="false" style:page-number="auto" fo:background-color="transparent" fo:padding="0.049cm" fo:border-left="none" fo:border-right="none" fo:border-top="none" fo:border-bottom="0.06pt solid #808080" style:shadow="none" text:number-lines="false" text:line-number="0" style:writing-mode="page">
        <style:tab-stops>
          <style:tab-stop style:position="8.5cm" style:type="center"/>
          <style:tab-stop style:position="14.012cm" style:type="right"/>
        </style:tab-stops>
      </style:paragraph-properties>
      <style:text-properties style:font-name="Frutiger-Light" fo:font-size="9pt" officeooo:rsid="000af999" officeooo:paragraph-rsid="000af999" style:font-size-asian="9pt" style:font-size-complex="9pt"/>
    </style:style>
    <style:style style:name="T1" style:family="text">
      <style:text-properties officeooo:rsid="000bab58"/>
    </style:style>
    <style:style style:name="T2" style:family="text">
      <style:text-properties officeooo:rsid="000ded68"/>
    </style:style>
    <style:style style:name="T3" style:family="text">
      <style:text-properties style:font-name="Frutiger-Light2"/>
    </style:style>
    <style:style style:name="T4" style:family="text">
      <style:text-properties style:font-name="Frutiger-Light2" fo:font-size="15pt" style:font-size-asian="13.1000003814697pt" style:font-size-complex="15pt"/>
    </style:style>
    <style:style style:name="fr1" style:family="graphic" style:parent-style-name="Graphics">
      <style:graphic-properties fo:margin-left="0.101cm" fo:margin-right="0.3cm" fo:margin-top="0.3cm" fo:margin-bottom="0cm" style:protect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is template will be used to generate a styled document with pandoc. </text:p>
      <text:p text:style-name="Text_20_body"/>
      <text:h text:style-name="Heading_20_1" text:outline-level="1">This is a heading level 1</text:h>
      <text:h text:style-name="Heading_20_2" text:outline-level="2">This is a <text:span text:style-name="T4">heading</text:span> level 2</text:h>
      <text:p text:style-name="P2">This is a regular paragraph.</text:p>
      <text:p text:style-name="P2"/>
      <text:p text:style-name="P3">This is the default sty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-Light1" svg:font-family="Frutiger-Light"/>
    <style:font-face style:name="Frutiger-Light2" svg:font-family="Frutiger-Light" style:font-pitch="variable"/>
    <style:font-face style:name="Frutiger-Light3" svg:font-family="Frutiger-Light" style:font-adornments="Bold" style:font-pitch="variable"/>
    <style:font-face style:name="Frutiger-Light" svg:font-family="Frutiger-Light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style:shadow="none" style:writing-mode="page"/>
      <style:text-properties style:font-name="Frutiger-Light" fo:font-family="Frutiger-Light" style:font-style-name="Regular" style:font-pitch="variable" fo:font-size="11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>
        <style:tab-stops>
          <style:tab-stop style:position="0cm"/>
          <style:tab-stop style:position="9.999cm" style:type="center"/>
          <style:tab-stop style:position="17cm" style:type="right"/>
        </style:tab-stops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6pt solid #808080" style:shadow="non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Frutiger-Light3" fo:font-family="Frutiger-Light" style:font-style-name="Bold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Frutiger-Light3" fo:font-family="Frutiger-Light" style:font-style-name="Bold" style:font-pitch="variable"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8.1cm" fo:text-indent="0cm" style:auto-text-indent="false" style:page-number="auto" fo:background-color="transparent" fo:padding="0.049cm" fo:border-left="none" fo:border-right="none" fo:border-top="none" fo:border-bottom="0.06pt solid #808080" style:shadow="none" text:number-lines="false" text:line-number="0" style:writing-mode="page">
        <style:tab-stops>
          <style:tab-stop style:position="8.5cm" style:type="center"/>
          <style:tab-stop style:position="14.012cm" style:type="right"/>
        </style:tab-stops>
      </style:paragraph-properties>
      <style:text-properties style:font-name="Frutiger-Light" fo:font-size="9pt" officeooo:rsid="000af999" officeooo:paragraph-rsid="000af999" style:font-size-asian="9pt" style:font-size-complex="9pt"/>
    </style:style>
    <style:style style:name="MP2" style:family="paragraph" style:parent-style-name="Text_20_body">
      <style:paragraph-properties>
        <style:tab-stops>
          <style:tab-stop style:position="5.41cm"/>
          <style:tab-stop style:position="5.503cm"/>
          <style:tab-stop style:position="6.295cm"/>
          <style:tab-stop style:position="6.389cm" style:type="center"/>
          <style:tab-stop style:position="7.401cm"/>
          <style:tab-stop style:position="7.687cm"/>
        </style:tab-stops>
      </style:paragraph-properties>
      <style:text-properties style:font-name="Frutiger-Light" fo:font-size="9pt" style:font-size-asian="9pt" style:font-size-complex="9pt"/>
    </style:style>
    <style:style style:name="MT1" style:family="text">
      <style:text-properties officeooo:rsid="000ded68"/>
    </style:style>
    <style:style style:name="MT2" style:family="text">
      <style:text-properties officeooo:rsid="000bab58"/>
    </style:style>
    <style:style style:name="Mfr1" style:family="graphic" style:parent-style-name="Graphics">
      <style:graphic-properties fo:margin-left="0.101cm" fo:margin-right="0.3cm" fo:margin-top="0.3cm" fo:margin-bottom="0cm" style:protect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74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09cm" fo:margin-left="0cm" fo:margin-right="0cm" fo:margin-bottom="0.51cm" fo:background-color="transparent" style:dynamic-spacing="false" draw:fill="none" draw:fill-color="#729fcf"/>
      </style:header-style>
      <style:footer-style>
        <style:header-footer-properties fo:min-height="1.199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iSAQB Logo" text:anchor-type="paragraph" svg:x="14.896cm" svg:y="-0.557cm" svg:width="3.471cm" svg:height="1.431cm" draw:z-index="0"><draw:image xlink:href="Pictures/10000000000005550000027AEA7218E957FA0F31.jpg" xlink:type="simple" xlink:show="embed" xlink:actuate="onLoad" loext:mime-type="image/jpeg"/></draw:frame>ISAQB Foundation Level Curriculu<text:span text:style-name="MT1">m</text:span></text:p>
      </style:header>
      <style:footer>
        <text:p text:style-name="MP2">© <text:s/>iSAQB e. <text:tab/>V<text:span text:style-name="MT2">ersion 5.0</text:span> <text:span text:style-name="MT2">(</text:span><text:span text:style-name="MT2"><text:date style:data-style-name="N37" text:date-value="2019-02-02T15:41:12.419953602" text:fixed="true">02.02.19</text:date></text:span><text:span text:style-name="MT2">)<text:tab/><text:tab/><text:tab/><text:tab/><text:tab/><text:tab/><text:tab/><text:tab/>Seite <text:s/></text:span><text:span text:style-name="MT2"><text:page-number text:select-page="current">1</text:page-number></text:span><text:span text:style-name="MT2"><text:s/>von <text:s/></text:span><text:span text:style-name="MT2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Götz</meta:initial-creator>
    <meta:creation-date>2019-01-24T14:21:49.529388253</meta:creation-date>
    <dc:date>2019-02-02T16:30:56.360764899</dc:date>
    <meta:editing-duration>PT18M57S</meta:editing-duration>
    <meta:editing-cycles>5</meta:editing-cycles>
    <meta:generator>LibreOffice/5.4.6.2$MacOSX_X86_64 LibreOffice_project/4014ce260a04f1026ba855d3b8d91541c224eab8</meta:generator>
    <meta:document-statistic meta:table-count="0" meta:image-count="1" meta:object-count="0" meta:page-count="1" meta:paragraph-count="7" meta:word-count="48" meta:character-count="265" meta:non-whitespace-character-count="212"/>
  </office:meta>
</office:document-meta>
</file>